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300C82A8907112963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192cd" officeooo:paragraph-rsid="000192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ux Beginner Challenges</text:p>
      <text:h text:style-name="Heading_20_1" text:outline-level="1">Task 2</text:h>
      <text:p text:style-name="P1">Please see the below figure</text:p>
      <text:p text:style-name="P1"><draw:frame draw:style-name="fr1" draw:name="Image1" text:anchor-type="paragraph" svg:width="17cm" svg:height="12.749cm" draw:z-index="0"><draw:image xlink:href="Pictures/100002010000040000000300C82A8907112963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0:08:51.084571038</meta:creation-date>
    <dc:date>2020-01-17T10:10:09.862771384</dc:date>
    <meta:editing-duration>PT1M19S</meta:editing-duration>
    <meta:editing-cycles>1</meta:editing-cycles>
    <meta:document-statistic meta:table-count="0" meta:image-count="1" meta:object-count="0" meta:page-count="1" meta:paragraph-count="3" meta:word-count="10" meta:character-count="58" meta:non-whitespace-character-count="51"/>
    <meta:generator>LibreOffice/6.0.7.3$Linux_X86_64 LibreOffice_project/00m0$Build-3</meta:generator>
  </office:meta>
</office:document-meta>
</file>